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64c4" officeooo:paragraph-rsid="000864c4"/>
    </style:style>
    <style:style style:name="P2" style:family="paragraph" style:parent-style-name="Standard">
      <style:text-properties officeooo:rsid="000864c4" officeooo:paragraph-rsid="00092ca8"/>
    </style:style>
    <style:style style:name="P3" style:family="paragraph" style:parent-style-name="Standard">
      <style:text-properties fo:font-weight="bold" officeooo:rsid="000864c4" officeooo:paragraph-rsid="000864c4" style:font-weight-asian="bold" style:font-weight-complex="bold"/>
    </style:style>
    <style:style style:name="P4" style:family="paragraph" style:parent-style-name="Standard">
      <style:text-properties fo:font-weight="bold" officeooo:rsid="00092ca8" officeooo:paragraph-rsid="00092ca8" style:font-weight-asian="bold" style:font-weight-complex="bold"/>
    </style:style>
    <style:style style:name="P5" style:family="paragraph" style:parent-style-name="Standard">
      <style:text-properties fo:font-weight="bold" officeooo:rsid="000a4387" officeooo:paragraph-rsid="000a4387" style:font-weight-asian="bold" style:font-weight-complex="bold"/>
    </style:style>
    <style:style style:name="P6" style:family="paragraph" style:parent-style-name="Standard">
      <style:text-properties fo:font-weight="bold" officeooo:rsid="000c0554" officeooo:paragraph-rsid="000c0554" style:font-weight-asian="bold" style:font-weight-complex="bold"/>
    </style:style>
    <style:style style:name="P7" style:family="paragraph" style:parent-style-name="Standard">
      <style:text-properties officeooo:rsid="000a4387" officeooo:paragraph-rsid="000a4387"/>
    </style:style>
    <style:style style:name="P8" style:family="paragraph" style:parent-style-name="Standard">
      <style:text-properties officeooo:rsid="000d88ce" officeooo:paragraph-rsid="000d88ce"/>
    </style:style>
    <style:style style:name="T1" style:family="text">
      <style:text-properties officeooo:rsid="00092ca8"/>
    </style:style>
    <style:style style:name="T2" style:family="text">
      <style:text-properties officeooo:rsid="000c0554"/>
    </style:style>
    <style:style style:name="T3" style:family="text">
      <style:text-properties officeooo:rsid="000da6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udantes: Evandro Sperfeld Coan</text:p>
      <text:p text:style-name="P1"><text:tab/> <text:s text:c="7"/>Fernando Paladini</text:p>
      <text:p text:style-name="P1"/>
      <text:p text:style-name="P3">Questão (1) </text:p>
      <text:p text:style-name="P1">Tamanho teórico: 18874368 bits ou 2.359.296 bytes.</text:p>
      <text:p text:style-name="P1">Tamanho prático: 2.359.418 bytes</text:p>
      <text:p text:style-name="P1">Por causa do cabeçalho do arquivo .bmp, a imagem acaba ocupando bytes a mais do que o previsto no cálculo teórico.</text:p>
      <text:p text:style-name="P1"/>
      <text:p text:style-name="P3">Questão (2)</text:p>
      <text:p text:style-name="P1">Tamanho teórico: 270.000 bytes.</text:p>
      <text:p text:style-name="P2">Tamanho teórico indexado: <text:span text:style-name="T1">90.000 bytes.</text:span><text:line-break/>Tamanho prático: <text:span text:style-name="T1">270.122 bytes.</text:span></text:p>
      <text:p text:style-name="P2">Tamanho prático indexado: <text:span text:style-name="T1">45.750 bytes</text:span></text:p>
      <text:p text:style-name="P1"/>
      <text:p text:style-name="P1">Visualmente não parece ter alterações na qualidade das imagens. Isso pode ser devido ao fato de que a imagem em modo de cores indexadas suporta até 256 cores diferentes, mas esta imagem utiliza apenas algumas poucas cores (menos de 1 dezena).</text:p>
      <text:p text:style-name="P1"/>
      <text:p text:style-name="P4">Questão (3)</text:p>
      <text:p text:style-name="P8">As taxas de compressão obtidas para a imagem1-rle é significativa se comparada com a imagem1, mas ao mesmo tempo a taxa de compressão obtida para a imagem2-rle em comparação com imagem2 é virtualmente inexistente (diferença de 500 bytes, aproximadamente). A codificação RLE funciona comprimindo informações redundantes de uma mídia (é baseada em repetições de símbolos. Um exemplo é de “sooooo”, que após a compressão RLE poderia se tornar “s5o”), como a imagem1 apresenta grande redundância de cores (branco ocupando boa parte do fundo da imagem, especificamente), a compressão dessa imagem por RLE se torna muito maior. Já a imagem2 é bastante irregular, de forma que a compressão RLE não consegue fazer um bom trabalho e acaba comprimindo muito pouca informação da imagem. <text:s text:c="2"/></text:p>
      <text:p text:style-name="P7"/>
      <text:p text:style-name="P5">Questão (4)</text:p>
      <text:p text:style-name="P7">Visivelmente não há diferenças na qualidade da imagem em PNG para a imagem em BMP (nas configurações de exportação que utilizamos), entretanto a imagem PNG tem um tamanho mais de 2x menor do que a imagem BMP. Comparando-se o PNG/BMP com o GIF, visivelmente há perda de qualidade na imagem (quantidade significativa de ruído). Entre os três formatos, o GIF é o que mais comprimiu a imagem, ficando aproximadamente 3x menor que o arquivo PNG (que já estava menor em relação ao BMP). O GIF teve perda de qualidade significativa e também de tamanho de arquiv<text:span text:style-name="T2">o,</text:span> pois utiliza uma paleta de 256 cores, o que é uma grande limitação para imagens com muitas cores. Além da paleta de cores reduzida (gasta apenas 8 bits para representar cada pixel), o GIF também utiliza a compressão LZW, baseada em dicionários e razoavelmente eficiente.</text:p>
      <text:p text:style-name="P7"/>
      <text:p text:style-name="P6">Questão (5)</text:p>
      <text:p text:style-name="P8">Não parece haver diferença de qualidade nas imagens salvas nos formatos PNG, BMP e GIF, entretanto há grande perda de qualidade na imagem salva no formato JPEG. <text:span text:style-name="T3">O formato JPEG, na compressão com perda, comprime as imagens em “blocos” de 8x8 pixels, de forma que imagens que contenham textos tendem a ficar pixelizadas e com uma qualidade ruim. Desta forma, o formato JPEG utilizando compressão com perda não é recomendado para imagens vetoriais, logos, textos e similares. 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4:29:11.896201231</meta:creation-date>
    <meta:generator>LibreOffice/4.2.8.2$Linux_X86_64 LibreOffice_project/420m0$Build-2</meta:generator>
    <dc:date>2016-04-19T15:26:05.349716716</dc:date>
    <meta:editing-duration>PT36M24S</meta:editing-duration>
    <meta:editing-cycles>6</meta:editing-cycles>
    <meta:document-statistic meta:table-count="0" meta:image-count="0" meta:object-count="0" meta:page-count="1" meta:paragraph-count="17" meta:word-count="447" meta:character-count="2771" meta:non-whitespace-character-count="2327"/>
  </office:meta>
</office:document-meta>
</file>